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BUG('CON,1,0,1,0');</text:p>
      <text:p text:style-name="P1">MAKRO TRIAN;</text:p>
      <text:p text:style-name="P1">VAR A,AA,B,BB,CC,CAS,PD;</text:p>
      <text:p text:style-name="P1">BEGIN;</text:p>
      <text:p text:style-name="P1">PROMPT(3);</text:p>
      <text:p text:style-name="P1">{ Mostrar en pantalla texto las opciones }</text:p>
      <text:p text:style-name="P1">:=WRITE('╔═════════════════════════════════════════════════════════╗');</text:p>
      <text:p text:style-name="P1">:=WRITE('╟─────────────────── <text:s/>MENU DE OPCIONES <text:s/>──────────────────╢');</text:p>
      <text:p text:style-name="P1">:=WRITE('║ <text:s/>CASO <text:s text:c="5"/>D A T O S <text:s text:c="3"/>C O N O C I D O S <text:s text:c="14"/>║');</text:p>
      <text:p text:style-name="P1">:=WRITE('║ <text:s text:c="56"/>║');</text:p>
      <text:p text:style-name="P1">:=WRITE('║ <text:s text:c="2"/>1 : <text:s text:c="2"/>A-a <text:s text:c="6"/>Angulo <text:s/>menor <text:s/>y <text:s/>Cateto <text:s/>menor <text:s text:c="6"/>║');</text:p>
      <text:p text:style-name="P1">:=WRITE('║ <text:s text:c="56"/>║');</text:p>
      <text:p text:style-name="P1">:=WRITE('║ <text:s text:c="2"/>2 : <text:s text:c="2"/>A-b <text:s text:c="6"/>Angulo <text:s/>menor <text:s/>y <text:s/>Cateto <text:s/>mayor <text:s text:c="6"/>║');</text:p>
      <text:p text:style-name="P1">:=WRITE('║ <text:s text:c="56"/>║');</text:p>
      <text:p text:style-name="P1">:=WRITE('║ <text:s text:c="2"/>3 : <text:s text:c="2"/>A-c <text:s text:c="6"/>Angulo <text:s/>menor <text:s/>e <text:s/>Hipotenusa <text:s text:c="9"/>║');</text:p>
      <text:p text:style-name="P1">:=WRITE('║ <text:s text:c="56"/>║');</text:p>
      <text:p text:style-name="P1">:=WRITE('║ <text:s text:c="2"/>4 : <text:s text:c="2"/>B-a <text:s text:c="6"/>Angulo <text:s/>mayor <text:s/>y <text:s/>Cateto <text:s/>menor <text:s text:c="6"/>║');</text:p>
      <text:p text:style-name="P1">:=WRITE('║ <text:s text:c="56"/>║');</text:p>
      <text:p text:style-name="P1">:=WRITE('║ <text:s text:c="2"/>5 : <text:s text:c="2"/>B-b <text:s text:c="6"/>Angulo <text:s/>mayor <text:s/>y <text:s/>Cateto <text:s/>mayor <text:s text:c="6"/>║');</text:p>
      <text:p text:style-name="P1">:=WRITE('║ <text:s text:c="56"/>║');</text:p>
      <text:p text:style-name="P1">:=WRITE('║ <text:s text:c="2"/>6 : <text:s text:c="2"/>B-c <text:s text:c="6"/>Angulo <text:s/>mayor <text:s/>e <text:s/>Hipotenusa <text:s text:c="9"/>║');</text:p>
      <text:p text:style-name="P1">:=WRITE('║ <text:s text:c="56"/>║');</text:p>
      <text:p text:style-name="P1">:=WRITE('║ <text:s text:c="2"/>7 : <text:s text:c="2"/>a-b <text:s text:c="6"/>Los <text:s/>dos <text:s/>catetos <text:s text:c="20"/>║');</text:p>
      <text:p text:style-name="P1">:=WRITE('║ <text:s text:c="56"/>║');</text:p>
      <text:p text:style-name="P1">:=WRITE('║ <text:s text:c="2"/>8 : <text:s text:c="2"/>a-c <text:s text:c="6"/>Cateto <text:s/>menor <text:s/>e <text:s/>Hipotenusa <text:s text:c="9"/>║');</text:p>
      <text:p text:style-name="P1">:=WRITE('║ <text:s text:c="56"/>║');</text:p>
      <text:p text:style-name="P1">:=WRITE('║ <text:s text:c="2"/>9 : <text:s text:c="2"/>b-c <text:s text:c="6"/>Cateto <text:s/>mayor <text:s/>e <text:s/>Hipotenusa <text:s text:c="9"/>║');</text:p>
      <text:p text:style-name="P1">:=WRITE('║ <text:s text:c="56"/>║');</text:p>
      <text:p text:style-name="P1">:=WRITE('╚═════════════════════════════════════════════════════════╝');</text:p>
      <text:p text:style-name="P1">:=WRITE('');</text:p>
      <text:p text:style-name="P1">{ Mostrar pantalla alfanumerica }</text:p>
      <text:p text:style-name="P1">+='∞∞AL';</text:p>
      <text:p text:style-name="P1">{ Leer un dato desde el teclado e interpretarlo como un numero }</text:p>
      <text:p text:style-name="P1">CAS:=REAL('SELECCIONAR CASO','')*1;</text:p>
      <text:p text:style-name="P1">{ Mostrar la pantalla grafica }</text:p>
      <text:p text:style-name="P1">+='∞∞GR';</text:p>
      <text:p text:style-name="P1">FORMAT('8,3,1'); <text:s text:c="4"/></text:p>
      <text:p text:style-name="P1">{ Segun el caso, pedir los datos y calcular las respuestas }</text:p>
      <text:p text:style-name="P1">CASE CAS=1 OF :TRUE:</text:p>
      <text:p text:style-name="P1">A:=REAL('Angulo menor...?','')*1;</text:p>
      <text:p text:style-name="P1">AA:=REAL('Cateto menor...?','')*1;</text:p>
      <text:p text:style-name="P1">B:=90-A;</text:p>
      <text:p text:style-name="P1">BB:=AA/TAN(A);</text:p>
      <text:p text:style-name="P1">CC:=AA/SIN(A);</text:p>
      <text:p text:style-name="P1">ESAC;</text:p>
      <text:p text:style-name="P1">CASE CAS=2 OF :TRUE:</text:p>
      <text:p text:style-name="P1">A:=REAL('Angulo menor...?','')*1;</text:p>
      <text:p text:style-name="P1">BB:=REAL('Cateto mayor...?','')*1;</text:p>
      <text:p text:style-name="P1">B:=90-A;</text:p>
      <text:p text:style-name="P1">AA:=BB*TAN(A);</text:p>
      <text:p text:style-name="P1">CC:=AA/SIN(A);</text:p>
      <text:p text:style-name="P1">ESAC;</text:p>
      <text:p text:style-name="P1">CASE CAS=3 OF :TRUE:</text:p>
      <text:p text:style-name="P1">A:=REAL('Angulo menor...?','')*1;</text:p>
      <text:p text:style-name="P1">CC:=REAL('Hipotenusa...?','')*1;</text:p>
      <text:p text:style-name="P1">B:=90-A;</text:p>
      <text:p text:style-name="P1">BB:=CC*COS(A);</text:p>
      <text:p text:style-name="P1">AA:=BB*TAN(A);</text:p>
      <text:p text:style-name="P1">ESAC;</text:p>
      <text:p text:style-name="P1">CASE CAS=4 OF :TRUE:</text:p>
      <text:p text:style-name="P1">B:=REAL('Angulo mayor...?','')*1;</text:p>
      <text:p text:style-name="P1">AA:=REAL('Cateto menor...?','')*1;</text:p>
      <text:p text:style-name="P1"><text:soft-page-break/>A:=90-B;</text:p>
      <text:p text:style-name="P1">BB:=AA/TAN(A);</text:p>
      <text:p text:style-name="P1">CC:=AA/SIN(A);</text:p>
      <text:p text:style-name="P1">ESAC;</text:p>
      <text:p text:style-name="P1">CASE CAS=5 OF :TRUE:</text:p>
      <text:p text:style-name="P1">B:=REAL('Angulo mayor...?','')*1;</text:p>
      <text:p text:style-name="P1">BB:=REAL('Cateto mayor...?','')*1;</text:p>
      <text:p text:style-name="P1">A:=90-B;</text:p>
      <text:p text:style-name="P1">AA:=BB*TAN(A);</text:p>
      <text:p text:style-name="P1">CC:=AA/SIN(A);</text:p>
      <text:p text:style-name="P1">ESAC;</text:p>
      <text:p text:style-name="P1">CASE CAS=6 OF :TRUE:</text:p>
      <text:p text:style-name="P1">B:=REAL('Angulo mayor...?','')*1;</text:p>
      <text:p text:style-name="P1">CC:=REAL('Hipotenusa...?','')*1; </text:p>
      <text:p text:style-name="P1">A:=90-B;</text:p>
      <text:p text:style-name="P1">BB:=CC*COS(A);</text:p>
      <text:p text:style-name="P1">AA:=BB*TAN(A);</text:p>
      <text:p text:style-name="P1">ESAC;</text:p>
      <text:p text:style-name="P1">CASE CAS=7 OF :TRUE:</text:p>
      <text:p text:style-name="P1">AA:=REAL('Cateto menor...?','')*1;</text:p>
      <text:p text:style-name="P1">BB:=REAL('Cateto mayor...?','')*1;</text:p>
      <text:p text:style-name="P1">CC:=SQRT(SQR(AA)+SQR(BB));</text:p>
      <text:p text:style-name="P1">A:=ATAN(AA/BB);</text:p>
      <text:p text:style-name="P1">B:=90-A;</text:p>
      <text:p text:style-name="P1">ESAC;</text:p>
      <text:p text:style-name="P1">CASE CAS=8 OF :TRUE:</text:p>
      <text:p text:style-name="P1">AA:=REAL('Cateto menor...?','')*1;</text:p>
      <text:p text:style-name="P1">CC:=REAL('Hipotenusa...?','')*1;</text:p>
      <text:p text:style-name="P1">BB:=SQRT(SQR(CC)-SQR(AA));</text:p>
      <text:p text:style-name="P1">A:=ATAN(AA/BB);</text:p>
      <text:p text:style-name="P1">B:=90-A;</text:p>
      <text:p text:style-name="P1">ESAC;</text:p>
      <text:p text:style-name="P1">CASE CAS=9 OF :TRUE:</text:p>
      <text:p text:style-name="P1">BB:=REAL('Cateto mayor...?','')*1;</text:p>
      <text:p text:style-name="P1">CC:=REAL('Hipotenusa...?','')*1;</text:p>
      <text:p text:style-name="P1">AA:=SQRT(SQR(CC)-SQR(BB));</text:p>
      <text:p text:style-name="P1">A:=ATAN(AA/BB);</text:p>
      <text:p text:style-name="P1">B:=90-A; <text:s text:c="4"/></text:p>
      <text:p text:style-name="P1">ESAC;</text:p>
      <text:p text:style-name="P1">{ Escribir los datos en el dibujo activo }</text:p>
      <text:p text:style-name="P1">PD:=POINT('Punto de datos...?');</text:p>
      <text:p text:style-name="P1">+='"1'; { comando escribir texto multilinea }</text:p>
      <text:p text:style-name="P1">*=VAL(PD,1),VAL(PD,2);</text:p>
      <text:p text:style-name="P1">+='∩CF4'&amp;'S'&amp;CR;</text:p>
      <text:p text:style-name="P1">:='Hipotenusa ......= '&amp;CC&amp;' mm'&amp;CR;</text:p>
      <text:p text:style-name="P1">:='Cateto mayor...= '&amp;BB&amp;' mm'&amp;CR;</text:p>
      <text:p text:style-name="P1">:='Cateto menor...= '&amp;AA&amp;' mm'&amp;CR;</text:p>
      <text:p text:style-name="P1">:='Angulo mayor...= '&amp;B&amp;' °'&amp;CR;</text:p>
      <text:p text:style-name="P1">:='Angulo menor...= '&amp;A&amp;' °'&amp;CR;</text:p>
      <text:p text:style-name="P1">+='∩F02';</text:p>
      <text:p text:style-name="P1">:=SHOW('',4);</text:p>
      <text:p text:style-name="P1">+='∩esc';</text:p>
      <text:p text:style-name="P1">END;</text:p>
      <text:p text:style-name="P1">RAV A,AA,B,BB,CC,CAS,PD;</text:p>
      <text:p text:style-name="P1">ENDMAKR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alibri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document-statistic meta:table-count="0" meta:image-count="0" meta:object-count="0" meta:page-count="2" meta:paragraph-count="117" meta:word-count="337" meta:character-count="3607"/>
    <dc:date>2021-01-16T15:50:03.59</dc:date>
    <dc:creator>Sebas Serrano</dc:creator>
    <meta:editing-duration>PT8M26S</meta:editing-duration>
    <meta:editing-cycles>1</meta:editing-cycles>
  </office:meta>
</office:document-meta>
</file>